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452C1AD961B6F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title">
      <style:graphic-properties fo:min-height="2.751cm"/>
      <style:paragraph-properties style:writing-mode="lr-tb"/>
    </style:style>
    <style:style style:name="pr11" style:family="presentation" style:parent-style-name="Vivid1_5f_-outline1">
      <style:graphic-properties fo:min-height="9.751cm"/>
      <style:paragraph-properties style:writing-mode="lr-tb"/>
    </style:style>
    <style:style style:name="pr12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7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297cm" fo:text-indent="0cm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7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ffff" loext:opacity="100%" style:text-outline="false" style:text-line-through-style="none" style:text-line-through-type="none" style:font-name="Source Sans Pro Light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ize="60pt" style:font-size-asian="80pt" style:font-size-complex="80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1pt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Lasersaur intro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Hal9k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CO₂-lasere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Strålen er infrarød og derfor usynlig</text:p>
              </text:list-item>
              <text:list-item>
                <text:p>Derfor kan man uden problemer skære i gennemsigtige materialer</text:p>
              </text:list-item>
              <text:list-item>
                <text:p>Til gengæld kan man ikke så let se hvor man skærer, derfor er der også en rød „aiming laser“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skære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Træ: Krydsfinér, MDF, kork, osv. „Naturtræ“ har knaster osv. og giver ikke et særlig godt resultat</text:p>
              </text:list-item>
              <text:list-item>
                <text:p>Plast: Acryl, POM (Delrin, Acetal), kapton-tape, mylar, transparenter – <text:span text:style-name="T2">aldrig PVC!</text:span></text:p>
              </text:list-item>
              <text:list-item>
                <text:p><text:span text:style-name="T3">Andet: Stof, læder, silicone, papir, pap, kart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Hvad kan man <text:span text:style-name="T2">ikke</text:span><text:span text:style-name="T3"> skære</text:span>?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2">PVC: Danner hydrogenchlorid, som er giftigt og ødelægger lasercutteren</text:span></text:p>
              </text:list-item>
              <text:list-item>
                <text:p><text:span text:style-name="T3">Metal: Effekten er ikke stor nok, og reflektioner kan skade lasercutteren</text:span></text:p>
              </text:list-item>
              <text:list-item>
                <text:p><text:span text:style-name="T3">Nogle typer plast som polycarbonat, ABS, HDPE, „plastglas“ fra Biltema smelter bare</text:span></text:p>
              </text:list-item>
              <text:list-item>
                <text:p><text:span text:style-name="T3">Ekspanderet polystyren (flamingo) – bryder i brand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vad kan man grave</text:span>re?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Alt der kan skæres kan også graveres, bare sæt effekten ned</text:span></text:p>
              </text:list-item>
              <text:list-item>
                <text:p><text:span text:style-name="T3">Elokseret aluminium (iPad osv)</text:span></text:p>
              </text:list-item>
              <text:list-item>
                <text:p><text:span text:style-name="T3">Glas (sørg for at rense det fine glaspulver godt af)</text:span></text:p>
              </text:list-item>
              <text:list-item>
                <text:p><text:span text:style-name="T3">Keramik, sten, granit, marmor</text:span></text:p>
              </text:list-item>
              <text:list-item>
                <text:p><text:span text:style-name="T3">Stål kan ikke graveres, men kan „markeres“ ved brug af en særlig pasta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5cm" svg:height="2.75cm" svg:x="1.5cm" svg:y="0.25cm" presentation:class="title">
          <draw:text-box>
            <text:p>Fokus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list text:style-name="L2">
              <text:list-item>
                <text:p>Der skal være 10 mm fra oversiden af materialet til undersiden af dysen</text:p>
                <text:p/>
                <text:p text:style-name="P6"><text:span text:style-name="T5">TBD: Foto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2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ørste gang på en ny pc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ettings → Machine Profiles → vælg Lasersaur, klik </text:span><text:span text:style-name="T6">Apply</text:span></text:p>
              </text:list-item>
              <text:list-item>
                <text:p><text:span text:style-name="T3">Comms → Machine Connection</text:span></text:p>
                <text:list>
                  <text:list-item>
                    <text:p><text:span text:style-name="T3">Machine Connection: USB</text:span></text:p>
                  </text:list-item>
                  <text:list-item>
                    <text:p><text:span text:style-name="T3">USB/Serial Port: Vælg ttyS1, klik </text:span><text:span text:style-name="T6">Connect</text:span></text:p>
                  </text:list-item>
                </text:list>
              </text:list-item>
              <text:list-item>
                <text:p><text:span text:style-name="T7">Indstillingerne gemmes i en cookie, så næste gang behøver du ikke at gøre noget</text:span><text:span text:style-name="T3"> 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Forbered til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ent tegningen ind i LaserWeb</text:span></text:p>
              </text:list-item>
              <text:list-item>
                <text:p><text:span text:style-name="T3">Placér den rigtigt:</text:span></text:p>
              </text:list-item>
              <text:list-item>
                <text:p><text:span text:style-name="T3">Træk tegningen ned på „Drag document(s) here to add“</text:span></text:p>
              </text:list-item>
              <text:list-item>
                <text:p><text:span text:style-name="T3">Vælg </text:span><text:span text:style-name="T6">Laser Power</text:span><text:span text:style-name="T3"> og </text:span><text:span text:style-name="T6">Cut Rate</text:span><text:span text:style-name="T7"> (se wiki for værdier)</text:span></text:p>
              </text:list-item>
              <text:list-item>
                <text:p><text:span text:style-name="T7">Klik på </text:span><text:span text:style-name="T6">Generate</text:span></text:p>
              </text:list-item>
              <text:list-item>
                <text:p><text:span text:style-name="T7">Vælg </text:span><text:span text:style-name="T6">Control</text:span><text:span text:style-name="T7"> fanen, klik på „home“ hvis det ikke er gjort</text:span></text:p>
              </text:list-item>
              <text:list-item>
                <text:p><text:span text:style-name="T7">Klik på „check size“, check placering</text:span></text:p>
              </text:list-item>
              <text:list-item>
                <text:p><text:span text:style-name="T7">Klik på „run job“ (check at </text:span><text:span text:style-name="T8">Door</text:span><text:span text:style-name="T7"> og </text:span><text:span text:style-name="T8">Chiller</text:span><text:span text:style-name="T7"> melder grøn)</text:span></text:p>
              </text:list-item>
            </text:list>
          </draw:text-box>
        </draw:frame>
        <draw:frame draw:style-name="gr2" draw:text-style-name="P8" draw:layer="layout" svg:width="0.846cm" svg:height="0.952cm" svg:x="9.65cm" svg:y="5.25cm">
          <draw:image xlink:href="Pictures/10000000000000200000002452C1AD961B6F108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_5f_" presentation:presentation-page-layout-name="AL2T1" presentation:use-date-time-name="dtd1">
        <draw:frame presentation:style-name="pr10" draw:text-style-name="P1" draw:layer="layout" svg:width="25cm" svg:height="2.75cm" svg:x="1.5cm" svg:y="0.25cm" presentation:class="title">
          <draw:text-box>
            <text:p>Yderligere læsning</text:p>
          </draw:text-box>
        </draw:frame>
        <draw:frame presentation:style-name="pr11" draw:text-style-name="P1" draw:layer="layout" svg:width="25cm" svg:height="9.75cm" svg:x="1.5cm" svg:y="4cm" presentation:class="outline">
          <draw:text-box>
            <text:list text:style-name="L2">
              <text:list-item>
                <text:p><text:a xlink:href="https://laserweb.yurl.ch/" xlink:type="simple">https://laserweb.yurl.ch/</text:a></text:p>
                <text:list>
                  <text:list-item>
                    <text:p>Under<text:span text:style-name="T9"> </text:span><text:span text:style-name="T10">Videos</text:span><text:span text:style-name="T9">: Se de første to videoer</text:span></text:p>
                  </text:list-item>
                  <text:list-item>
                    <text:p text:style-name="P9"><text:span text:style-name="T11">Under </text:span><text:span text:style-name="T12">Documentation</text:span><text:span text:style-name="T11">: Læs </text:span><text:span text:style-name="T12">Working with Files</text:span><text:span text:style-name="T11"> og </text:span><text:span text:style-name="T12">CAM Operations → Creating Operations</text:span><text:span text:style-name="T11"> samt </text:span><text:span text:style-name="T10">CAM Operations → Laser-Operations</text:span></text:p>
                  </text:list-item>
                </text:list>
              </text:list-item>
              <text:list-item>
                <text:p><text:span text:style-name="T9">Leg derhjemme </text:span><text:span text:style-name="T9"><text:a xlink:href="https://laserweb.github.io/LaserWeb4/" xlink:type="simple">https://laserweb.github.io/LaserWeb4/</text:a></text:span></text:p>
              </text:list-item>
              <text:list-item>
                <text:p><text:span text:style-name="T9">Wiki: </text:span><text:span text:style-name="T9"><text:a xlink:href="https://wiki.hal9k.dk/equipment/lasersaur" xlink:type="simple">https://wiki.hal9k.dk/equipment/lasersaur</text:a></text:span>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2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Huskeliste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Hvis låget er åbent eller chilleren er slukket kan laseren ikke tænde, men man kan godt „skære“ alligevel</text:span></text:p>
              </text:list-item>
              <text:list-item>
                <text:p><text:span text:style-name="T3">Indstil fokus korrekt</text:span></text:p>
              </text:list-item>
              <text:list-item>
                <text:p><text:span text:style-name="T3">Vælg den rigtige effekt og hastighed – husk at man altid kan køre en gang mere</text:span></text:p>
              </text:list-item>
              <text:list-item>
                <text:p><text:span text:style-name="T3">Gå aldrig fra maskinen mens den skærer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<text:span text:style-name="T4">Efter skæring</text:span></text:p>
          </draw:text-box>
        </draw:frame>
        <draw:frame presentation:style-name="pr8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3">Sluk chiller</text:span></text:p>
              </text:list-item>
              <text:list-item>
                <text:p><text:span text:style-name="T3">Home</text:span></text:p>
              </text:list-item>
              <text:list-item>
                <text:p><text:span text:style-name="T3">Støvsug</text:span></text:p>
              </text:list-item>
              <text:list-item>
                <text:p><text:span text:style-name="T7">Sluk lasercuttere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22:53:23.584323997</meta:creation-date>
    <meta:editing-duration>PT49M54S</meta:editing-duration>
    <meta:editing-cycles>15</meta:editing-cycles>
    <meta:generator>LibreOffice/7.3.1.3$Linux_X86_64 LibreOffice_project/30$Build-3</meta:generator>
    <dc:title>Vivid</dc:title>
    <dc:date>2022-03-06T13:21:40.377782856</dc:date>
    <meta:document-statistic meta:object-count="101"/>
  </office:meta>
</office:document-meta>
</file>